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Yu Mincho1" svg:font-family="'Yu Mincho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1.209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stroke="dash" draw:stroke-dash="Double_20_Dash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0.726cm"/>
      <style:paragraph-properties style:writing-mode="lr-tb"/>
    </style:style>
    <style:style style:name="gr6" style:family="graphic" style:parent-style-name="standard">
      <style:graphic-properties draw:stroke="none" draw:fill="none" fo:min-height="2.241cm"/>
      <style:paragraph-properties style:writing-mode="lr-tb"/>
    </style:style>
    <style:style style:name="gr7" style:family="graphic" style:parent-style-name="standard">
      <style:graphic-properties draw:stroke="none" draw:fill="none" fo:min-height="1.0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1.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1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Yu Mincho" fo:font-size="2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style:font-name="Yu Mincho" fo:font-size="26pt"/>
    </style:style>
    <style:style style:name="T1" style:family="text">
      <style:text-properties style:font-name="Yu Mincho" fo:font-size="26pt" style:font-name-asian="Yu Mincho1" style:font-name-complex="Yu Mincho1"/>
    </style:style>
    <style:style style:name="T2" style:family="text">
      <style:text-properties style:text-position="-33% 58%" style:font-name="Yu Mincho" fo:font-size="26pt" style:font-name-asian="Yu Mincho1" style:font-name-complex="Yu Mincho1"/>
    </style:style>
    <style:style style:name="T3" style:family="text">
      <style:text-properties style:font-name="Yu Mincho" fo:font-size="26pt"/>
    </style:style>
    <style:style style:name="T4" style:family="text">
      <style:text-properties style:text-position="-33% 58%" style:font-name="Yu Mincho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09cm" svg:height="1.479cm" svg:x="1.3cm" svg:y="1.4cm">
          <draw:text-box>
            <text:p><text:span text:style-name="T1">ξ</text:span><text:span text:style-name="T2">1</text:span></text:p>
          </draw:text-box>
        </draw:frame>
        <draw:custom-shape draw:style-name="gr2" draw:text-style-name="P2" draw:layer="layout" svg:width="0.7cm" svg:height="0.7cm" svg:x="1.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10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5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cm" svg:y1="3.1cm" svg:x2="12.5cm" svg:y2="3.1cm">
          <text:p/>
        </draw:line>
        <draw:line draw:style-name="gr4" draw:text-style-name="P3" draw:layer="layout" svg:x1="2cm" svg:y1="3.8cm" svg:x2="2cm" svg:y2="4.6cm">
          <text:p/>
        </draw:line>
        <draw:line draw:style-name="gr4" draw:text-style-name="P3" draw:layer="layout" svg:x1="5.5cm" svg:y1="3.8cm" svg:x2="5.5cm" svg:y2="4.6cm">
          <text:p/>
        </draw:line>
        <draw:line draw:style-name="gr4" draw:text-style-name="P3" draw:layer="layout" svg:x1="11.2cm" svg:y1="3.8cm" svg:x2="11.2cm" svg:y2="4.6cm">
          <text:p/>
        </draw:line>
        <draw:frame draw:style-name="gr5" draw:text-style-name="P1" draw:layer="layout" svg:width="1.226cm" svg:height="1.479cm" svg:x="1.5cm" svg:y="4.421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302cm" svg:height="2.491cm" svg:x="5.098cm" svg:y="4.409cm">
          <draw:text-box>
            <text:p><text:span text:style-name="T3">x</text:span><text:span text:style-name="T4">2</text:span></text:p>
          </draw:text-box>
        </draw:frame>
        <draw:frame draw:style-name="gr6" draw:text-style-name="P4" draw:layer="layout" svg:width="1.702cm" svg:height="2.491cm" svg:x="10.7cm" svg:y="4.409cm">
          <draw:text-box>
            <text:p><text:span text:style-name="T3">x</text:span><text:span text:style-name="T4">n</text:span></text:p>
          </draw:text-box>
        </draw:frame>
        <draw:frame draw:style-name="gr7" draw:text-style-name="P4" draw:layer="layout" svg:width="1.002cm" svg:height="1.263cm" svg:x="12.4cm" svg:y="2.4cm">
          <draw:text-box>
            <text:p><text:span text:style-name="T3">x</text:span></text:p>
          </draw:text-box>
        </draw:frame>
        <draw:frame draw:style-name="gr8" draw:text-style-name="P1" draw:layer="layout" svg:width="1.73cm" svg:height="1.479cm" svg:x="10.5cm" svg:y="1.4cm">
          <draw:text-box>
            <text:p><text:span text:style-name="T1">ξ</text:span><text:span text:style-name="T2">n</text:span></text:p>
          </draw:text-box>
        </draw:frame>
        <draw:frame draw:style-name="gr1" draw:text-style-name="P1" draw:layer="layout" svg:width="1.709cm" svg:height="1.479cm" svg:x="4.8cm" svg:y="1.4cm">
          <draw:text-box>
            <text:p><text:span text:style-name="T1">ξ</text:span><text:span text:style-name="T2">2</text:span></text:p>
          </draw:text-box>
        </draw:frame>
        <draw:frame draw:style-name="gr9" draw:text-style-name="P1" draw:layer="layout" svg:width="1.4cm" svg:height="1.263cm" svg:x="8cm" svg:y="1.238cm">
          <draw:text-box>
            <text:p><text:span text:style-name="T3">...</text:span></text:p>
          </draw:text-box>
        </draw:frame>
        <draw:frame draw:style-name="gr9" draw:text-style-name="P1" draw:layer="layout" svg:width="1.4cm" svg:height="1.263cm" svg:x="8cm" svg:y="4.238cm">
          <draw:text-box>
            <text:p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Yu Mincho1" svg:font-family="'Yu Mincho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4:17:43.502410487</meta:creation-date>
    <dc:date>2021-09-11T00:29:58.004904592</dc:date>
    <meta:editing-duration>PT1H37M54S</meta:editing-duration>
    <meta:editing-cycles>24</meta:editing-cycles>
    <meta:generator>LibreOffice/6.4.7.2$Linux_X86_64 LibreOffice_project/40$Build-2</meta:generator>
    <meta:document-statistic meta:object-count="16"/>
  </office:meta>
</office:document-meta>
</file>